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45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936932256134228" calcext:value-type="float">
            <text:p>-9.36932256134228E-012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0936932256134228" calcext:value-type="float">
            <text:p>9.3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99111717798712" calcext:value-type="float">
            <text:p>-9.9111717798712E-01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99111717798712" calcext:value-type="float">
            <text:p>9.91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936932256134228" calcext:value-type="float">
            <text:p>-9.36932256134228E-012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0936932256134228" calcext:value-type="float">
            <text:p>9.36932256134228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73472347597681E-018" calcext:value-type="float">
            <text:p>1.7347234759768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30104260698261E-018" calcext:value-type="float">
            <text:p>1.30104260698261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99111717798712" calcext:value-type="float">
            <text:p>-9.9111717798712E-01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99111717798712" calcext:value-type="float">
            <text:p>9.911171779871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936932256134228" calcext:value-type="float">
            <text:p>-9.36932256134228E-012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0936932256134228" calcext:value-type="float">
            <text:p>9.3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99111717798712" calcext:value-type="float">
            <text:p>-9.9111717798712E-011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99111717798712" calcext:value-type="float">
            <text:p>9.91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00.91069519124" calcext:value-type="float">
            <text:p>-2.40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00.91069519124" calcext:value-type="float">
            <text:p>-2.40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936932256134228" calcext:value-type="float">
            <text:p>-9.36932256134228E-012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936932256134228" calcext:value-type="float">
            <text:p>9.3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0330430299250284" calcext:value-type="float">
            <text:p>-3.30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00330430299250284" calcext:value-type="float">
            <text:p>-3.30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99111717798712" calcext:value-type="float">
            <text:p>-9.9111717798712E-011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99111717798712" calcext:value-type="float">
            <text:p>9.91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6.671059286136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9827" calcext:value-type="float">
            <text:p>2462.879849198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1982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9827" calcext:value-type="float">
            <text:p>2462.879849198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1982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234284775841138" calcext:value-type="float">
            <text:p>-2.34284775841138E-006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234284775841138" calcext:value-type="float">
            <text:p>2.34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66182" calcext:value-type="float">
            <text:p>1.859833500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66182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66182" calcext:value-type="float">
            <text:p>1.859833500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66182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738762228964674" calcext:value-type="float">
            <text:p>-7.38762228964674E-00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738762228964674" calcext:value-type="float">
            <text:p>7.39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19827" calcext:value-type="float">
            <text:p>2462.8798491983</text:p>
          </table:table-cell>
          <table:table-cell/>
          <table:table-cell table:style-name="ce3" office:value-type="float" office:value="1.00000000000481" calcext:value-type="float">
            <text:p>1</text:p>
          </table:table-cell>
          <table:table-cell table:style-name="ce3" office:value-type="float" office:value="0.0000000118457137432415" calcext:value-type="float">
            <text:p>1.18457137432415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19827" calcext:value-type="float">
            <text:p>2462.8798491983</text:p>
          </table:table-cell>
          <table:table-cell/>
          <table:table-cell table:style-name="ce3" office:value-type="float" office:value="1.00000000000481" calcext:value-type="float">
            <text:p>1</text:p>
          </table:table-cell>
          <table:table-cell table:style-name="ce3" office:value-type="float" office:value="0.0000000118457137432415" calcext:value-type="float">
            <text:p>1.1845713743241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234284775841138" calcext:value-type="float">
            <text:p>-2.34284775841138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234284775841138" calcext:value-type="float">
            <text:p>2.34284775841138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066182" calcext:value-type="float">
            <text:p>1.8598335007</text:p>
          </table:table-cell>
          <table:table-cell/>
          <table:table-cell table:style-name="ce3" office:value-type="float" office:value="0.999999999849986" calcext:value-type="float">
            <text:p>0.9999999998</text:p>
          </table:table-cell>
          <table:table-cell table:style-name="ce3" office:value-type="float" office:value="-0.000000000279001932668166" calcext:value-type="float">
            <text:p>-2.7900193266816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066182" calcext:value-type="float">
            <text:p>1.8598335007</text:p>
          </table:table-cell>
          <table:table-cell/>
          <table:table-cell table:style-name="ce3" office:value-type="float" office:value="0.999999999849986" calcext:value-type="float">
            <text:p>0.9999999998</text:p>
          </table:table-cell>
          <table:table-cell table:style-name="ce3" office:value-type="float" office:value="-0.000000000279001932668166" calcext:value-type="float">
            <text:p>-2.79001932668166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738762228964674" calcext:value-type="float">
            <text:p>-7.38762228964674E-00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738762228964674" calcext:value-type="float">
            <text:p>7.38762228964674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9827" calcext:value-type="float">
            <text:p>2462.879849198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8491982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9827" calcext:value-type="float">
            <text:p>2462.879849198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8491982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234284775841138" calcext:value-type="float">
            <text:p>-2.34284775841138E-006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234284775841138" calcext:value-type="float">
            <text:p>2.34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66182" calcext:value-type="float">
            <text:p>1.8598335007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350066182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66182" calcext:value-type="float">
            <text:p>1.8598335007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350066182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738762228964674" calcext:value-type="float">
            <text:p>-7.38762228964674E-00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738762228964674" calcext:value-type="float">
            <text:p>7.3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9827" calcext:value-type="float">
            <text:p>2462.879849198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19827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9827" calcext:value-type="float">
            <text:p>2462.879849198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19827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234284775841138" calcext:value-type="float">
            <text:p>-2.34284775841138E-006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234284775841138" calcext:value-type="float">
            <text:p>2.34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66182" calcext:value-type="float">
            <text:p>1.8598335007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066182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66182" calcext:value-type="float">
            <text:p>1.859833500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066182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738762228964674" calcext:value-type="float">
            <text:p>-7.38762228964674E-00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738762228964674" calcext:value-type="float">
            <text:p>7.3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6" calcext:value-type="float">
            <text:p>2462.879849210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106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6" calcext:value-type="float">
            <text:p>2462.87984921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106" calcext:value-type="float">
            <text:p>-2.46E+003</text:p>
          </table:table-cell>
          <table:table-cell/>
          <table:table-cell table:style-name="ce3" table:formula="of:=SQRT([.D9]*[.D9]+[.D10]*[.D10]+[.D11]*[.D11])" office:value-type="float" office:value="3483.03808524902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359515266304953" calcext:value-type="float">
            <text:p>-3.59515266304953E-006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359515266304953" calcext:value-type="float">
            <text:p>3.60E-006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6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5996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6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5996" calcext:value-type="float">
            <text:p>-1.86E+000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108289152192577" calcext:value-type="float">
            <text:p>-1.08289152192577E-007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108289152192577" calcext:value-type="float">
            <text:p>1.08E-00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2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" calcext:value-type="float">
            <text:p>2462.8798492106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909494701772928" calcext:value-type="float">
            <text:p>-9.09494701772928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" calcext:value-type="float">
            <text:p>2462.8798492106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909494701772928" calcext:value-type="float">
            <text:p>-9.0949470177292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483.03808524902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24903" calcext:value-type="float">
            <text:p>3483.038085249</text:p>
          </table:table-cell>
          <table:table-cell/>
          <table:table-cell table:formula="of:=[.T22]/[.V22]" office:value-type="float" office:value="0.999999999999996" calcext:value-type="float">
            <text:p>1</text:p>
          </table:table-cell>
          <table:table-cell table:formula="of:=[.T22]-[.V22]" office:value-type="float" office:value="-0.0000000000140971678774804" calcext:value-type="float">
            <text:p>-1.40971678774804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359515266304953" calcext:value-type="float">
            <text:p>-3.59515266304953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359515266304953" calcext:value-type="float">
            <text:p>3.5951526630495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6" calcext:value-type="float">
            <text:p>1.8598335005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0175415237890775" calcext:value-type="float">
            <text:p>1.75415237890775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6" calcext:value-type="float">
            <text:p>1.8598335005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0173194791841524" calcext:value-type="float">
            <text:p>1.73194791841524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010631" calcext:value-type="float">
            <text:p>2.6302017601</text:p>
          </table:table-cell>
          <table:table-cell/>
          <table:table-cell table:formula="of:=[.T25]/[.V25]" office:value-type="float" office:value="1.00000000000001" calcext:value-type="float">
            <text:p>1</text:p>
          </table:table-cell>
          <table:table-cell table:formula="of:=[.T25]-[.V25]" office:value-type="float" office:value="0.0000000000000262012633811537" calcext:value-type="float">
            <text:p>2.62012633811537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108289152192577" calcext:value-type="float">
            <text:p>-1.08289152192577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08289152192577" calcext:value-type="float">
            <text:p>1.0828915219257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" calcext:value-type="float">
            <text:p>100.3578251624</text:p>
          </table:table-cell>
          <table:table-cell/>
          <table:table-cell table:style-name="ce3" office:value-type="float" office:value="0.999999999999984" calcext:value-type="float">
            <text:p>1</text:p>
          </table:table-cell>
          <table:table-cell table:style-name="ce3" office:value-type="float" office:value="-0.00000000000160582658281783" calcext:value-type="float">
            <text:p>-1.60582658281783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1007" calcext:value-type="float">
            <text:p>1007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6" calcext:value-type="float">
            <text:p>2462.879849210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8492106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6" calcext:value-type="float">
            <text:p>2462.879849210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8492106" calcext:value-type="float">
            <text:p>-2.46E+003</text:p>
          </table:table-cell>
          <table:table-cell/>
          <table:table-cell table:style-name="ce3" table:formula="of:=SQRT([.D33]*[.D33]+[.D34]*[.D34]+[.D35]*[.D35])" office:value-type="float" office:value="3483.03808524902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359515266304953" calcext:value-type="float">
            <text:p>-3.59515266304953E-006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359515266304953" calcext:value-type="float">
            <text:p>3.60E-006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6" calcext:value-type="float">
            <text:p>1.8598335005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350045996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6" calcext:value-type="float">
            <text:p>1.8598335005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350045996" calcext:value-type="float">
            <text:p>-1.86E+000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108289152192577" calcext:value-type="float">
            <text:p>-1.08289152192577E-007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108289152192577" calcext:value-type="float">
            <text:p>1.08E-0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2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2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6" calcext:value-type="float">
            <text:p>2462.879849210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2106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6" calcext:value-type="float">
            <text:p>2462.879849210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2106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359515266304953" calcext:value-type="float">
            <text:p>-3.59515266304953E-006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359515266304953" calcext:value-type="float">
            <text:p>3.60E-0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6" calcext:value-type="float">
            <text:p>1.8598335005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045996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6" calcext:value-type="float">
            <text:p>1.859833500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045996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108289152192577" calcext:value-type="float">
            <text:p>-1.08289152192577E-007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108289152192577" calcext:value-type="float">
            <text:p>1.08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2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8724706" calcext:value-type="float">
            <text:p>2462.8798872471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8724706" calcext:value-type="float">
            <text:p>2462.87988724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7" calcext:value-type="float">
            <text:p>2462.879849210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105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1117412" calcext:value-type="float">
            <text:p>2462.8798111741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1117412" calcext:value-type="float">
            <text:p>2462.879811174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7" calcext:value-type="float">
            <text:p>2462.87984921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105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348787970538741" calcext:value-type="float">
            <text:p>3.48787970538741E-00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348787970538741" calcext:value-type="float">
            <text:p>-3.49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496701819" calcext:value-type="float">
            <text:p>1.859834967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496701819" calcext:value-type="float">
            <text:p>1.85983496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1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599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203390134" calcext:value-type="float">
            <text:p>1.8598320339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203390134" calcext:value-type="float">
            <text:p>1.859832033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1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599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105272930392492" calcext:value-type="float">
            <text:p>1.05272930392492E-00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105272930392492" calcext:value-type="float">
            <text:p>-1.05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3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23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8724706" calcext:value-type="float">
            <text:p>2462.8798872471</text:p>
          </table:table-cell>
          <table:table-cell/>
          <table:table-cell table:style-name="ce3" office:value-type="float" office:value="2462.87984921057" calcext:value-type="float">
            <text:p>2462.8798492106</text:p>
          </table:table-cell>
          <table:table-cell/>
          <table:table-cell table:style-name="ce3" office:value-type="float" office:value="1.00000001544391" calcext:value-type="float">
            <text:p>1.0000000154</text:p>
          </table:table-cell>
          <table:table-cell table:style-name="ce3" office:value-type="float" office:value="0.0000380364913326048" calcext:value-type="float">
            <text:p>3.80364913326048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1117412" calcext:value-type="float">
            <text:p>2462.8798111741</text:p>
          </table:table-cell>
          <table:table-cell/>
          <table:table-cell table:style-name="ce3" office:value-type="float" office:value="2462.87984921057" calcext:value-type="float">
            <text:p>2462.8798492106</text:p>
          </table:table-cell>
          <table:table-cell/>
          <table:table-cell table:style-name="ce3" office:value-type="float" office:value="0.999999984556107" calcext:value-type="float">
            <text:p>0.9999999846</text:p>
          </table:table-cell>
          <table:table-cell table:style-name="ce3" office:value-type="float" office:value="-0.0000380364517695853" calcext:value-type="float">
            <text:p>-3.8036451769585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348787970538741" calcext:value-type="float">
            <text:p>3.48787970538741E-00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348787970538741" calcext:value-type="float">
            <text:p>-3.48787970538741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496701819" calcext:value-type="float">
            <text:p>1.859834967</text:p>
          </table:table-cell>
          <table:table-cell/>
          <table:table-cell table:style-name="ce3" office:value-type="float" office:value="1.85983350045991" calcext:value-type="float">
            <text:p>1.8598335005</text:p>
          </table:table-cell>
          <table:table-cell/>
          <table:table-cell table:style-name="ce3" office:value-type="float" office:value="1.00000078854278" calcext:value-type="float">
            <text:p>1.0000007885</text:p>
          </table:table-cell>
          <table:table-cell table:style-name="ce3" office:value-type="float" office:value="0.00000146655827859554" calcext:value-type="float">
            <text:p>1.46655827859554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203390134" calcext:value-type="float">
            <text:p>1.8598320339</text:p>
          </table:table-cell>
          <table:table-cell/>
          <table:table-cell table:style-name="ce3" office:value-type="float" office:value="1.85983350045991" calcext:value-type="float">
            <text:p>1.8598335005</text:p>
          </table:table-cell>
          <table:table-cell/>
          <table:table-cell table:style-name="ce3" office:value-type="float" office:value="0.999999211457062" calcext:value-type="float">
            <text:p>0.9999992115</text:p>
          </table:table-cell>
          <table:table-cell table:style-name="ce3" office:value-type="float" office:value="-0.0000014665585725826" calcext:value-type="float">
            <text:p>-1.4665585725826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105272930392492" calcext:value-type="float">
            <text:p>1.05272930392492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105272930392492" calcext:value-type="float">
            <text:p>-1.05272930392492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3" calcext:value-type="float">
            <text:p>100.3578251624</text:p>
          </table:table-cell>
          <table:table-cell/>
          <table:table-cell table:style-name="ce3" office:value-type="float" office:value="0.999999999999956" calcext:value-type="float">
            <text:p>1</text:p>
          </table:table-cell>
          <table:table-cell table:style-name="ce3" office:value-type="float" office:value="-0.00000000000436273239756702" calcext:value-type="float">
            <text:p>-4.36273239756702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989" calcext:value-type="float">
            <text:p>898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8724706" calcext:value-type="float">
            <text:p>2462.8798872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7" calcext:value-type="float">
            <text:p>2462.879849210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8492105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1117412" calcext:value-type="float">
            <text:p>2462.879811174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7" calcext:value-type="float">
            <text:p>2462.879849210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8492105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348787970538741" calcext:value-type="float">
            <text:p>3.48787970538741E-00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0.00000348787970538741" calcext:value-type="float">
            <text:p>-3.4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496701819" calcext:value-type="float">
            <text:p>1.8598349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1" calcext:value-type="float">
            <text:p>1.8598335005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350045991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203390134" calcext:value-type="float">
            <text:p>1.859832033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1" calcext:value-type="float">
            <text:p>1.8598335005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350045991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105272930392492" calcext:value-type="float">
            <text:p>1.05272930392492E-007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00000105272930392492" calcext:value-type="float">
            <text:p>-1.0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3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23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8724706" calcext:value-type="float">
            <text:p>2462.8798872471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2462.87988724706" calcext:value-type="float">
            <text:p>2462.87988724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1117412" calcext:value-type="float">
            <text:p>2462.8798111741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2462.87981117412" calcext:value-type="float">
            <text:p>2462.879811174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496701819" calcext:value-type="float">
            <text:p>1.859834967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1.85983496701819" calcext:value-type="float">
            <text:p>1.85983496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203390134" calcext:value-type="float">
            <text:p>1.8598320339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1.85983203390134" calcext:value-type="float">
            <text:p>1.859832033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57" calcext:value-type="float">
            <text:p>2462.879849210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21057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57" calcext:value-type="float">
            <text:p>2462.879849210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21057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348787970538741" calcext:value-type="float">
            <text:p>3.48787970538741E-00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0.00000348787970538741" calcext:value-type="float">
            <text:p>-3.4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1" calcext:value-type="float">
            <text:p>1.8598335005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045991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1" calcext:value-type="float">
            <text:p>1.859833500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045991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105272930392492" calcext:value-type="float">
            <text:p>1.05272930392492E-007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0000105272930392492" calcext:value-type="float">
            <text:p>-1.05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3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23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5:27:19.64592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9T11:12:20.293636548</dc:date>
    <dc:creator>Stacha Petrovic</dc:creator>
    <meta:editing-duration>P10DT12H16M52S</meta:editing-duration>
    <meta:editing-cycles>389</meta:editing-cycles>
    <meta:document-statistic meta:table-count="4" meta:cell-count="1509" meta:object-count="0"/>
    <meta:user-defined meta:name="qrichtext">1</meta:user-defined>
  </office:meta>
</office:document-meta>
</file>